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6.1406in" svg:height="3.4539in" svg:x="0in" svg:y="5.2961in">
            <draw:object draw:notify-on-update-of-ranges="'emerge rates'.E2:'emerge rates'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2]/[.$A2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3]/[.$A3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4]+[.$B5]" office:value-type="float" office:value="536" calcext:value-type="float">
            <text:p>536</text:p>
          </table:table-cell>
          <table:table-cell table:style-name="ce5" table:formula="of:=[.D5]/[.$A5]" office:value-type="float" office:value="134" calcext:value-type="float">
            <text:p>134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5]+[.$B6]" office:value-type="float" office:value="1064" calcext:value-type="float">
            <text:p>1064</text:p>
          </table:table-cell>
          <table:table-cell table:style-name="ce5" table:formula="of:=[.D6]/[.$A6]" office:value-type="float" office:value="212.8" calcext:value-type="float">
            <text:p>212.8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D6]+[.$B7]" office:value-type="float" office:value="1837" calcext:value-type="float">
            <text:p>1837</text:p>
          </table:table-cell>
          <table:table-cell table:style-name="ce5" table:formula="of:=[.D7]/[.$A7]" office:value-type="float" office:value="306.166666666667" calcext:value-type="float">
            <text:p>306.17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7]+1" office:value-type="float" office:value="7" calcext:value-type="float">
            <text:p>7</text:p>
          </table:table-cell>
          <table:table-cell office:value-type="float" office:value="731" calcext:value-type="float">
            <text:p>731</text:p>
          </table:table-cell>
          <table:table-cell table:style-name="ce11"/>
          <table:table-cell table:style-name="ce9" table:formula="of:=[.D7]+[.$B8]" office:value-type="float" office:value="2568" calcext:value-type="float">
            <text:p>2568</text:p>
          </table:table-cell>
          <table:table-cell table:style-name="ce15" table:formula="of:=[.D8]/[.$A8]" office:value-type="float" office:value="366.857142857143" calcext:value-type="float">
            <text:p>366.86</text:p>
          </table:table-cell>
          <table:table-cell table:style-name="ce2" table:number-columns-repeated="59"/>
        </table:table-row>
        <table:table-row table:style-name="ro1">
          <table:table-cell table:style-name="ce9" table:formula="of:=[.A8]+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1"/>
          <table:table-cell table:style-name="ce9" table:formula="of:=[.D8]+[.$B9]" office:value-type="float" office:value="3283" calcext:value-type="float">
            <text:p>3283</text:p>
          </table:table-cell>
          <table:table-cell table:style-name="ce15" table:formula="of:=[.D9]/[.$A9]" office:value-type="float" office:value="410.375" calcext:value-type="float">
            <text:p>410.38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9]+[.$B10]" office:value-type="float" office:value="3931" calcext:value-type="float">
            <text:p>3931</text:p>
          </table:table-cell>
          <table:table-cell table:style-name="ce5" table:formula="of:=[.D10]/[.$A10]" office:value-type="float" office:value="436.777777777778" calcext:value-type="float">
            <text:p>436.78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10]+1"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table:style-name="ce11"/>
          <table:table-cell table:style-name="ce9" table:formula="of:=[.D10]+[.$B11]" office:value-type="float" office:value="4615" calcext:value-type="float">
            <text:p>4615</text:p>
          </table:table-cell>
          <table:table-cell table:style-name="ce15" table:formula="of:=[.D11]/[.$A11]" office:value-type="float" office:value="461.5" calcext:value-type="float">
            <text:p>461.50</text:p>
          </table:table-cell>
          <table:table-cell table:style-name="ce9" table:number-columns-repeated="5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5115" calcext:value-type="float">
            <text:p>5115</text:p>
          </table:table-cell>
          <table:table-cell table:style-name="ce5" table:formula="of:=[.D12]/[.$A12]" office:value-type="float" office:value="465" calcext:value-type="float">
            <text:p>465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D12]+[.$B13]" office:value-type="float" office:value="5591" calcext:value-type="float">
            <text:p>5591</text:p>
          </table:table-cell>
          <table:table-cell table:style-name="ce5" table:formula="of:=[.D13]/[.$A13]" office:value-type="float" office:value="465.916666666667" calcext:value-type="float">
            <text:p>465.92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13]+[.$B14]" office:value-type="float" office:value="6009" calcext:value-type="float">
            <text:p>6009</text:p>
          </table:table-cell>
          <table:table-cell table:style-name="ce5" table:formula="of:=[.D14]/[.$A14]" office:value-type="float" office:value="462.230769230769" calcext:value-type="float">
            <text:p>462.23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14]+[.$B15]" office:value-type="float" office:value="6619" calcext:value-type="float">
            <text:p>6619</text:p>
          </table:table-cell>
          <table:table-cell table:style-name="ce5" table:formula="of:=[.D15]/[.$A15]" office:value-type="float" office:value="472.785714285714" calcext:value-type="float">
            <text:p>472.79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D15]+[.$B16]" office:value-type="float" office:value="7072" calcext:value-type="float">
            <text:p>7072</text:p>
          </table:table-cell>
          <table:table-cell table:style-name="ce5" table:formula="of:=[.D16]/[.$A16]" office:value-type="float" office:value="471.466666666667" calcext:value-type="float">
            <text:p>471.47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16]+[.$B17]" office:value-type="float" office:value="7467" calcext:value-type="float">
            <text:p>7467</text:p>
          </table:table-cell>
          <table:table-cell table:style-name="ce5" table:formula="of:=[.D17]/[.$A17]" office:value-type="float" office:value="466.6875" calcext:value-type="float">
            <text:p>466.69</text:p>
          </table:table-cell>
          <table:table-cell table:number-columns-repeated="5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D17]+[.$B18]" office:value-type="float" office:value="7820" calcext:value-type="float">
            <text:p>7820</text:p>
          </table:table-cell>
          <table:table-cell table:style-name="ce5" table:formula="of:=[.D18]/[.$A18]" office:value-type="float" office:value="460" calcext:value-type="float">
            <text:p>460.00</text:p>
          </table:table-cell>
          <table:table-cell table:number-columns-repeated="5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D18]+[.$B19]" office:value-type="float" office:value="8280" calcext:value-type="float">
            <text:p>8280</text:p>
          </table:table-cell>
          <table:table-cell table:style-name="ce5" table:formula="of:=[.D19]/[.$A19]" office:value-type="float" office:value="460" calcext:value-type="float">
            <text:p>460.00</text:p>
          </table:table-cell>
          <table:table-cell table:number-columns-repeated="5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19]+[.$B20]" office:value-type="float" office:value="8688" calcext:value-type="float">
            <text:p>8688</text:p>
          </table:table-cell>
          <table:table-cell table:style-name="ce5" table:formula="of:=[.D20]/[.$A20]" office:value-type="float" office:value="457.263157894737" calcext:value-type="float">
            <text:p>457.26</text:p>
          </table:table-cell>
          <table:table-cell table:number-columns-repeated="5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20]+[.$B21]" office:value-type="float" office:value="8938" calcext:value-type="float">
            <text:p>8938</text:p>
          </table:table-cell>
          <table:table-cell table:style-name="ce5" table:formula="of:=[.D21]/[.$A21]" office:value-type="float" office:value="446.9" calcext:value-type="float">
            <text:p>446.90</text:p>
          </table:table-cell>
          <table:table-cell table:number-columns-repeated="5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D21]+[.$B22]" office:value-type="float" office:value="9219" calcext:value-type="float">
            <text:p>9219</text:p>
          </table:table-cell>
          <table:table-cell table:style-name="ce5" table:formula="of:=[.D22]/[.$A22]" office:value-type="float" office:value="439" calcext:value-type="float">
            <text:p>439.00</text:p>
          </table:table-cell>
          <table:table-cell table:number-columns-repeated="5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D22]+[.$B23]" office:value-type="float" office:value="9540" calcext:value-type="float">
            <text:p>9540</text:p>
          </table:table-cell>
          <table:table-cell table:style-name="ce5" table:formula="of:=[.D23]/[.$A23]" office:value-type="float" office:value="433.636363636364" calcext:value-type="float">
            <text:p>433.64</text:p>
          </table:table-cell>
          <table:table-cell table:number-columns-repeated="5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D23]+[.$B24]" office:value-type="float" office:value="9975" calcext:value-type="float">
            <text:p>9975</text:p>
          </table:table-cell>
          <table:table-cell table:style-name="ce5" table:formula="of:=[.D24]/[.$A24]" office:value-type="float" office:value="433.695652173913" calcext:value-type="float">
            <text:p>433.70</text:p>
          </table:table-cell>
          <table:table-cell table:number-columns-repeated="5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D24]+[.$B25]" office:value-type="float" office:value="10330" calcext:value-type="float">
            <text:p>10330</text:p>
          </table:table-cell>
          <table:table-cell table:style-name="ce5" table:formula="of:=[.D25]/[.$A25]" office:value-type="float" office:value="430.416666666667" calcext:value-type="float">
            <text:p>430.42</text:p>
          </table:table-cell>
          <table:table-cell table:number-columns-repeated="5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25]+[.$B26]" office:value-type="float" office:value="10674" calcext:value-type="float">
            <text:p>10674</text:p>
          </table:table-cell>
          <table:table-cell table:style-name="ce5" table:formula="of:=[.D26]/[.$A26]" office:value-type="float" office:value="426.96" calcext:value-type="float">
            <text:p>426.96</text:p>
          </table:table-cell>
          <table:table-cell table:number-columns-repeated="5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26]+[.$B27]" office:value-type="float" office:value="10986" calcext:value-type="float">
            <text:p>10986</text:p>
          </table:table-cell>
          <table:table-cell table:style-name="ce5" table:formula="of:=[.D27]/[.$A27]" office:value-type="float" office:value="422.538461538462" calcext:value-type="float">
            <text:p>422.54</text:p>
          </table:table-cell>
          <table:table-cell table:number-columns-repeated="5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D27]+[.$B28]" office:value-type="float" office:value="11294" calcext:value-type="float">
            <text:p>11294</text:p>
          </table:table-cell>
          <table:table-cell table:style-name="ce5" table:formula="of:=[.D28]/[.$A28]" office:value-type="float" office:value="418.296296296296" calcext:value-type="float">
            <text:p>418.30</text:p>
          </table:table-cell>
          <table:table-cell table:number-columns-repeated="5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D28]+[.$B29]" office:value-type="float" office:value="11600" calcext:value-type="float">
            <text:p>11600</text:p>
          </table:table-cell>
          <table:table-cell table:style-name="ce5" table:formula="of:=[.D29]/[.$A29]" office:value-type="float" office:value="414.285714285714" calcext:value-type="float">
            <text:p>414.29</text:p>
          </table:table-cell>
          <table:table-cell table:number-columns-repeated="5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D29]+[.$B30]" office:value-type="float" office:value="11911" calcext:value-type="float">
            <text:p>11911</text:p>
          </table:table-cell>
          <table:table-cell table:style-name="ce5" table:formula="of:=[.D30]/[.$A30]" office:value-type="float" office:value="410.724137931035" calcext:value-type="float">
            <text:p>410.72</text:p>
          </table:table-cell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0:54:39.798933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ralf Förster</meta:initial-creator>
    <meta:creation-date>2016-11-03T11:07:54.919625760</meta:creation-date>
    <dc:date>2021-02-07T20:55:36.574583522</dc:date>
    <meta:editing-duration>PT1H55M51S</meta:editing-duration>
    <meta:editing-cycles>115</meta:editing-cycles>
    <meta:generator>LibreOffice/6.4.7.2$Linux_X86_64 LibreOffice_project/40$Build-2</meta:generator>
    <dc:creator>Toralf Förster</dc:creator>
    <meta:document-statistic meta:table-count="1" meta:cell-count="12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98cm" svg:height="8.774cm" xlink:href=".." xlink:type="simple" chart:class="chart:line" chart:style-name="ch1">
        <chart:plot-area chart:style-name="ch2" table:cell-range-address="'emerge rates'.E2:'emerge rates'.E30" svg:x="0.311cm" svg:y="0.175cm" svg:width="14.976cm" svg:height="8.424cm">
          <chartooo:coordinate-region svg:x="1.594cm" svg:y="0.374cm" svg:width="13.506cm" svg:height="7.5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2:'emerge rates'.E30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merge rates'.E2:'emerge rate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.8">
                <text:p>2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.166666666667">
                <text:p>306.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6.857142857143">
                <text:p>366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.375">
                <text:p>41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6.777777777778">
                <text:p>436.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.916666666667">
                <text:p>465.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2.230769230769">
                <text:p>462.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.785714285714">
                <text:p>472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1.466666666667">
                <text:p>471.4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.6875">
                <text:p>466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7.263157894737">
                <text:p>457.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6.9">
                <text:p>446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.636363636364">
                <text:p>433.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3.695652173913">
                <text:p>433.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.416666666667">
                <text:p>430.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6.96">
                <text:p>426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538461538462">
                <text:p>422.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.296296296296">
                <text:p>418.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4.285714285714">
                <text:p>414.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0.724137931035">
                <text:p>410.72413793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